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3. Cálculo viviente</text:h>
      <text:p text:style-name="Text_20_body">Cuando observamos la vida, lo primero que vemos es diversidad: formas, especies, comportamientos, cuerpos. Cada ser parece único, y su existencia limitada. Los estudiamos como si fueran unidades independientes, cada una con su propósito y final.</text:p>
      <text:p text:style-name="Text_20_body">Pero hay una perspectiva más profunda.<text:line-break/>En lugar de enfocarnos en los organismos, podríamos centrar nuestra mirada en el proceso que los origina y los transforma: la <text:span text:style-name="Strong_20_Emphasis">reproducción</text:span>.</text:p>
      <text:p text:style-name="Text_20_body">En cada generación, una cadena de ADN se vuelve a producir, pero nunca de manera idéntica.<text:line-break/>Siempre hay variaciones, pequeñas modificaciones, desvíos.<text:line-break/>Y es en esa transformación, repetida una y otra vez a lo largo del tiempo, donde empieza a perfilarse algo mayor: un proceso dinámico, acumulativo, creativo.</text:p>
      <text:p text:style-name="Text_20_body">Un <text:span text:style-name="Strong_20_Emphasis">cálculo lento, distribuido, pero constante</text:span>.<text:line-break/>Una transformación progresiva de información que no se detiene nunca, y que, vista desde cierta distancia, <text:span text:style-name="Strong_20_Emphasis">se comporta como una forma de pensamiento</text:span>.</text:p>
      <text:p text:style-name="Text_20_body">No necesitamos, por ahora, conocer los detalles técnicos de ese cálculo.<text:line-break/>Basta con proponer esta idea:</text:p>
      <text:p text:style-name="Quotations">que la vida, en su dimensión más profunda, no solo vive…<text:line-break/>sino que <text:span text:style-name="Strong_20_Emphasis">procesa información</text:span>, transforma datos, explora posibilidades.<text:line-break/>Que no solo responde al entorno, sino que <text:span text:style-name="Strong_20_Emphasis">genera estructura, propósito, complejidad</text:span>.</text:p>
      <text:p text:style-name="Text_20_body">Más adelante veremos que este proceso posee una inteligencia tan vasta y sutil<text:line-break/>que toda otra forma de pensamiento palidece frente a él.<text:line-break/>Y entonces comprenderemos: <text:span text:style-name="Strong_20_Emphasis">no es que la vida imita el pensamiento...<text:line-break/>es que el pensamiento es una de las muchas cosas que la vida es capaz de gener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18:07:59.270000000</meta:creation-date>
    <dc:date>2025-06-18T18:22:32.646000000</dc:date>
    <meta:editing-duration>PT2M54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8" meta:word-count="242" meta:character-count="1545" meta:non-whitespace-character-count="1311"/>
  </office:meta>
</office:document-meta>
</file>